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13"/>
        <table:table-column table:default-cell-style-name="ACE-3" table:style-name="ACOL-14"/>
        <table:table-column table:default-cell-style-name="ACE-3" table:style-name="ACOL-15"/>
        <table:table-column table:default-cell-style-name="ACE-3" table:style-name="ACOL-16"/>
        <table:table-column table:default-cell-style-name="ACE-3" table:style-name="ACOL-17"/>
        <table:table-column table:default-cell-style-name="ACE-3" table:style-name="ACOL-18"/>
        <table:table-column table:default-cell-style-name="ACE-3" table:style-name="ACOL-19" table:number-columns-repeated="2"/>
        <table:table-column table:default-cell-style-name="ACE-3" table:style-name="ACOL-18" table:number-columns-repeated="44"/>
        <table:table-column table:style-name="ACOL-6" table:number-columns-repeated="64"/>
        <table:table-row table:style-name="AROW-1">
          <table:table-cell table:style-name="ACE-3" office:value-type="string">
            <text:p>model</text:p>
          </table:table-cell>
          <table:table-cell table:style-name="ACE-3" office:value-type="string">
            <text:p>preprocessing</text:p>
          </table:table-cell>
          <table:table-cell table:style-name="ACE-3" office:value-type="string">
            <text:p>chol</text:p>
          </table:table-cell>
          <table:table-cell table:style-name="ACE-3" office:value-type="string">
            <text:p>imputation</text:p>
          </table:table-cell>
          <table:table-cell table:style-name="ACE-3" office:value-type="string">
            <text:p>accuracy</text:p>
          </table:table-cell>
          <table:table-cell table:style-name="ACE-3" office:value-type="string">
            <text:p>precision</text:p>
          </table:table-cell>
          <table:table-cell table:style-name="ACE-3" office:value-type="string">
            <text:p>sensitivity</text:p>
          </table:table-cell>
          <table:table-cell table:style-name="ACE-3" office:value-type="string">
            <text:p>specificity</text:p>
          </table:table-cell>
          <table:table-cell table:style-name="ACE-3" office:value-type="string">
            <text:p>mcc</text:p>
          </table:table-cell>
          <table:table-cell table:style-name="ACE-3" office:value-type="string">
            <text:p>dor</text:p>
          </table:table-cell>
          <table:table-cell table:style-name="ACE-3" office:value-type="string">
            <text:p>cv mean mcc</text:p>
          </table:table-cell>
          <table:table-cell table:style-name="ACE-3" office:value-type="string">
            <text:p>cv std mcc</text:p>
          </table:table-cell>
          <table:table-cell table:style-name="ACE-3" office:value-type="string">
            <text:p>outlier mcc</text:p>
          </table:table-cell>
          <table:table-cell table:style-name="ACE-3" office:value-type="string">
            <text:p>full dataset</text:p>
          </table:table-cell>
          <table:table-cell table:style-name="ACE-3" office:value-type="string">
            <text:p>commit hash</text:p>
          </table:table-cell>
          <table:table-cell table:style-name="ACE-3"/>
          <table:table-cell table:style-name="ACE-3" office:value-type="string">
            <text:p>Highest mcc</text:p>
          </table:table-cell>
          <table:table-cell table:style-name="ACE-3" table:formula="of:=MAX([.I$1:.I$1048576])" office:value-type="float" office:value="0.72550000000000003">
            <text:p>0.7255</text:p>
          </table:table-cell>
          <table:table-cell table:style-name="ACE-3" table:formula="of:=MATCH([.R1];[.I$1:.I$1048576];0)" office:value-type="float" office:value="23">
            <text:p>23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712">
            <text:p>0.7712</text:p>
          </table:table-cell>
          <table:table-cell table:style-name="ACE-3" office:value-type="float" office:value="0.83750000000000002">
            <text:p>0.8375</text:p>
          </table:table-cell>
          <table:table-cell table:style-name="ACE-3" office:value-type="float" office:value="0.75280000000000002">
            <text:p>0.7528</text:p>
          </table:table-cell>
          <table:table-cell table:style-name="ACE-3" office:value-type="float" office:value="0.79690000000000005">
            <text:p>0.7969</text:p>
          </table:table-cell>
          <table:table-cell table:style-name="ACE-3" office:value-type="float" office:value="0.54290000000000005">
            <text:p>0.5429</text:p>
          </table:table-cell>
          <table:table-cell table:style-name="ACE-3" office:value-type="float" office:value="11.949999999999999">
            <text:p>11.95</text:p>
          </table:table-cell>
          <table:table-cell table:style-name="ACE-3" office:value-type="float" office:value="0.35820000000000002">
            <text:p>0.3582</text:p>
          </table:table-cell>
          <table:table-cell table:style-name="ACE-3" office:value-type="float" office:value="0.28849999999999998">
            <text:p>0.2885</text:p>
          </table:table-cell>
          <table:table-cell table:style-name="ACE-3" office:value-type="float" office:value="0.38100000000000001">
            <text:p>0.38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1b4fa9</text:p>
          </table:table-cell>
          <table:table-cell table:number-columns-repeated="2" table:style-name="ACE-3"/>
          <table:table-cell table:style-name="ACE-3" table:formula="of:=LARGE([.I$1:.I$1048576];2)" office:value-type="float" office:value="0.70230000000000004">
            <text:p>0.7023</text:p>
          </table:table-cell>
          <table:table-cell table:style-name="ACE-3" table:formula="of:=MATCH([.R2];[.I$1:.I$1048576];0)" office:value-type="float" office:value="24">
            <text:p>24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794549</text:p>
          </table:table-cell>
          <table:table-cell table:number-columns-repeated="2" table:style-name="ACE-3"/>
          <table:table-cell table:style-name="ACE-3" table:formula="of:=LARGE([.I$1:.I$1048576];3)" office:value-type="float" office:value="0.70050000000000001">
            <text:p>0.7005</text:p>
          </table:table-cell>
          <table:table-cell table:style-name="ACE-3" table:formula="of:=MATCH([.R3];[.I$1:.I$1048576];0)" office:value-type="float" office:value="20">
            <text:p>20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069999999999999">
            <text:p>0.8207</text:p>
          </table:table-cell>
          <table:table-cell table:style-name="ACE-3" office:value-type="float" office:value="0.88119999999999998">
            <text:p>0.8812</text:p>
          </table:table-cell>
          <table:table-cell table:style-name="ACE-3" office:value-type="float" office:value="0.80910000000000004">
            <text:p>0.8091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63749999999999996">
            <text:p>0.6375</text:p>
          </table:table-cell>
          <table:table-cell table:style-name="ACE-3" office:value-type="float" office:value="21.899999999999999">
            <text:p>21.9</text:p>
          </table:table-cell>
          <table:table-cell table:style-name="ACE-3" office:value-type="float" office:value="0.59470000000000001">
            <text:p>0.5947</text:p>
          </table:table-cell>
          <table:table-cell table:style-name="ACE-3" office:value-type="float" office:value="0.1663">
            <text:p>0.1663</text:p>
          </table:table-cell>
          <table:table-cell table:style-name="ACE-3" office:value-type="float" office:value="0.53300000000000003">
            <text:p>0.53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4708a1</text:p>
          </table:table-cell>
          <table:table-cell table:number-columns-repeated="2" table:style-name="ACE-3"/>
          <table:table-cell table:style-name="ACE-3" table:formula="of:=LARGE([.I$1:.I$1048576];4)" office:value-type="float" office:value="0.69099999999999995">
            <text:p>0.691</text:p>
          </table:table-cell>
          <table:table-cell table:style-name="ACE-3" table:formula="of:=MATCH([.R4];[.I$1:.I$1048576];0)" office:value-type="float" office:value="55">
            <text:p>55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2809999999999995">
            <text:p>0.8281</text:p>
          </table:table-cell>
          <table:table-cell table:style-name="ACE-3" office:value-type="float" office:value="0.77939999999999998">
            <text:p>0.7794</text:p>
          </table:table-cell>
          <table:table-cell table:style-name="ACE-3" office:value-type="float" office:value="0.82809999999999995">
            <text:p>0.8281</text:p>
          </table:table-cell>
          <table:table-cell table:style-name="ACE-3" office:value-type="float" office:value="0.60750000000000004">
            <text:p>0.6075</text:p>
          </table:table-cell>
          <table:table-cell table:style-name="ACE-3" office:value-type="float" office:value="17.02">
            <text:p>17.02</text:p>
          </table:table-cell>
          <table:table-cell table:style-name="ACE-3" office:value-type="float" office:value="0.56499999999999995">
            <text:p>0.565</text:p>
          </table:table-cell>
          <table:table-cell table:style-name="ACE-3" office:value-type="float" office:value="0.16930000000000001">
            <text:p>0.1693</text:p>
          </table:table-cell>
          <table:table-cell table:style-name="ACE-3" office:value-type="float" office:value="0.51729999999999998">
            <text:p>0.517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a8dec6</text:p>
          </table:table-cell>
          <table:table-cell table:number-columns-repeated="2" table:style-name="ACE-3"/>
          <table:table-cell table:style-name="ACE-3" table:formula="of:=LARGE([.I$1:.I$1048576];5)" office:value-type="float" office:value="0.68100000000000005">
            <text:p>0.681</text:p>
          </table:table-cell>
          <table:table-cell table:style-name="ACE-3" table:formula="of:=MATCH([.R5];[.I$1:.I$1048576];0)" office:value-type="float" office:value="22">
            <text:p>22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559999999999996">
            <text:p>0.7756</text:p>
          </table:table-cell>
          <table:table-cell table:style-name="ACE-3" office:value-type="float" office:value="0.84809999999999997">
            <text:p>0.8481</text:p>
          </table:table-cell>
          <table:table-cell table:style-name="ACE-3" office:value-type="float" office:value="0.74439999999999995">
            <text:p>0.7444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55600000000000005">
            <text:p>0.556</text:p>
          </table:table-cell>
          <table:table-cell table:style-name="ACE-3" office:value-type="float" office:value="13.109999999999999">
            <text:p>13.11</text:p>
          </table:table-cell>
          <table:table-cell table:style-name="ACE-3" office:value-type="float" office:value="0.58330000000000004">
            <text:p>0.5833</text:p>
          </table:table-cell>
          <table:table-cell table:style-name="ACE-3" office:value-type="float" office:value="0.1356">
            <text:p>0.1356</text:p>
          </table:table-cell>
          <table:table-cell table:style-name="ACE-3" office:value-type="float" office:value="0.32390000000000002">
            <text:p>0.3239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6b6d83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8239999999999996">
            <text:p>0.8824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6472">
            <text:p>0.6472</text:p>
          </table:table-cell>
          <table:table-cell table:style-name="ACE-3" office:value-type="float" office:value="23.25">
            <text:p>23.25</text:p>
          </table:table-cell>
          <table:table-cell table:style-name="ACE-3" office:value-type="float" office:value="0.56630000000000003">
            <text:p>0.5663</text:p>
          </table:table-cell>
          <table:table-cell table:style-name="ACE-3" office:value-type="float" office:value="0.21010000000000001">
            <text:p>0.2101</text:p>
          </table:table-cell>
          <table:table-cell table:style-name="ACE-3" office:value-type="float" office:value="0.49099999999999999">
            <text:p>0.49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4277f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89999999999995">
            <text:p>0.8039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77649999999999997">
            <text:p>0.7765</text:p>
          </table:table-cell>
          <table:table-cell table:style-name="ACE-3" office:value-type="float" office:value="0.83819999999999995">
            <text:p>0.8382</text:p>
          </table:table-cell>
          <table:table-cell table:style-name="ACE-3" office:value-type="float" office:value="0.6109">
            <text:p>0.610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.61399999999999999">
            <text:p>0.614</text:p>
          </table:table-cell>
          <table:table-cell table:style-name="ACE-3" office:value-type="float" office:value="0.16250000000000001">
            <text:p>0.1625</text:p>
          </table:table-cell>
          <table:table-cell table:style-name="ACE-3" office:value-type="float" office:value="0.52300000000000002">
            <text:p>0.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fd05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869999999999998">
            <text:p>0.8187</text:p>
          </table:table-cell>
          <table:table-cell table:style-name="ACE-3" office:value-type="float" office:value="0.875">
            <text:p>0.875</text:p>
          </table:table-cell>
          <table:table-cell table:style-name="ACE-3" office:value-type="float" office:value="0.79379999999999995">
            <text:p>0.7938</text:p>
          </table:table-cell>
          <table:table-cell table:style-name="ACE-3" office:value-type="float" office:value="0.85140000000000005">
            <text:p>0.8514</text:p>
          </table:table-cell>
          <table:table-cell table:style-name="ACE-3" office:value-type="float" office:value="0.63959999999999995">
            <text:p>0.6396</text:p>
          </table:table-cell>
          <table:table-cell table:style-name="ACE-3" office:value-type="float" office:value="22.050000000000001">
            <text:p>22.05</text:p>
          </table:table-cell>
          <table:table-cell table:style-name="ACE-3" office:value-type="float" office:value="0.61560000000000004">
            <text:p>0.6156</text:p>
          </table:table-cell>
          <table:table-cell table:style-name="ACE-3" office:value-type="float" office:value="0.16339999999999999">
            <text:p>0.1634</text:p>
          </table:table-cell>
          <table:table-cell table:style-name="ACE-3" office:value-type="float" office:value="0.44440000000000002">
            <text:p>0.444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e87e4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0979999999999996">
            <text:p>0.8098</text:p>
          </table:table-cell>
          <table:table-cell table:style-name="ACE-3" office:value-type="float" office:value="0.86539999999999995">
            <text:p>0.8654</text:p>
          </table:table-cell>
          <table:table-cell table:style-name="ACE-3" office:value-type="float" office:value="0.81079999999999997">
            <text:p>0.8108</text:p>
          </table:table-cell>
          <table:table-cell table:style-name="ACE-3" office:value-type="float" office:value="0.80820000000000003">
            <text:p>0.8082</text:p>
          </table:table-cell>
          <table:table-cell table:style-name="ACE-3" office:value-type="float" office:value="0.6109">
            <text:p>0.6109</text:p>
          </table:table-cell>
          <table:table-cell table:style-name="ACE-3" office:value-type="float" office:value="18.059999999999999">
            <text:p>18.06</text:p>
          </table:table-cell>
          <table:table-cell table:style-name="ACE-3" office:value-type="float" office:value="0.61129999999999995">
            <text:p>0.6113</text:p>
          </table:table-cell>
          <table:table-cell table:style-name="ACE-3" office:value-type="float" office:value="0.15110000000000001">
            <text:p>0.1511</text:p>
          </table:table-cell>
          <table:table-cell table:style-name="ACE-3" office:value-type="float" office:value="0.41999999999999998">
            <text:p>0.4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cc9730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5250000000000004">
            <text:p>0.8525</text:p>
          </table:table-cell>
          <table:table-cell table:style-name="ACE-3" office:value-type="float" office:value="0.75360000000000005">
            <text:p>0.7536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6119">
            <text:p>0.6119</text:p>
          </table:table-cell>
          <table:table-cell table:style-name="ACE-3" office:value-type="float" office:value="18.350000000000001">
            <text:p>18.35</text:p>
          </table:table-cell>
          <table:table-cell table:style-name="ACE-3" office:value-type="float" office:value="0.5796">
            <text:p>0.5796</text:p>
          </table:table-cell>
          <table:table-cell table:style-name="ACE-3" office:value-type="float" office:value="0.13980000000000001">
            <text:p>0.1398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214a6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0130000000000001">
            <text:p>0.8013</text:p>
          </table:table-cell>
          <table:table-cell table:style-name="ACE-3" office:value-type="float" office:value="0.8649">
            <text:p>0.8649</text:p>
          </table:table-cell>
          <table:table-cell table:style-name="ACE-3" office:value-type="float" office:value="0.75290000000000001">
            <text:p>0.7529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61040000000000005">
            <text:p>0.610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0.61529999999999996">
            <text:p>0.6153</text:p>
          </table:table-cell>
          <table:table-cell table:style-name="ACE-3" office:value-type="float" office:value="0.14480000000000001">
            <text:p>0.1448</text:p>
          </table:table-cell>
          <table:table-cell table:style-name="ACE-3" office:value-type="float" office:value="0.53339999999999999">
            <text:p>0.533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9527b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89999999999995">
            <text:p>0.8039</text:p>
          </table:table-cell>
          <table:table-cell table:style-name="ACE-3" office:value-type="float" office:value="0.86670000000000003">
            <text:p>0.8667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5289999999999999">
            <text:p>0.8529</text:p>
          </table:table-cell>
          <table:table-cell table:style-name="ACE-3" office:value-type="float" office:value="0.6139">
            <text:p>0.6139</text:p>
          </table:table-cell>
          <table:table-cell table:style-name="ACE-3" office:value-type="float" office:value="18.850000000000001">
            <text:p>18.85</text:p>
          </table:table-cell>
          <table:table-cell table:style-name="ACE-3" office:value-type="float" office:value="0.64910000000000001">
            <text:p>0.6491</text:p>
          </table:table-cell>
          <table:table-cell table:style-name="ACE-3" office:value-type="float" office:value="0.13619999999999999">
            <text:p>0.1362</text:p>
          </table:table-cell>
          <table:table-cell table:style-name="ACE-3" office:value-type="float" office:value="0.52300000000000002">
            <text:p>0.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20c39b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289999999999996">
            <text:p>0.8129</text:p>
          </table:table-cell>
          <table:table-cell table:style-name="ACE-3" office:value-type="float" office:value="0.88239999999999996">
            <text:p>0.8824</text:p>
          </table:table-cell>
          <table:table-cell table:style-name="ACE-3" office:value-type="float" office:value="0.7732">
            <text:p>0.7732</text:p>
          </table:table-cell>
          <table:table-cell table:style-name="ACE-3" office:value-type="float" office:value="0.8649">
            <text:p>0.8649</text:p>
          </table:table-cell>
          <table:table-cell table:style-name="ACE-3" office:value-type="float" office:value="0.63229999999999997">
            <text:p>0.6323</text:p>
          </table:table-cell>
          <table:table-cell table:style-name="ACE-3" office:value-type="float" office:value="21.82">
            <text:p>21.82</text:p>
          </table:table-cell>
          <table:table-cell table:style-name="ACE-3" office:value-type="float" office:value="0.62070000000000003">
            <text:p>0.6207</text:p>
          </table:table-cell>
          <table:table-cell table:style-name="ACE-3" office:value-type="float" office:value="0.15590000000000001">
            <text:p>0.1559</text:p>
          </table:table-cell>
          <table:table-cell table:style-name="ACE-3" office:value-type="float" office:value="0.32729999999999998">
            <text:p>0.327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55a2f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7039999999999995">
            <text:p>0.8704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0820000000000003">
            <text:p>0.8082</text:p>
          </table:table-cell>
          <table:table-cell table:style-name="ACE-3" office:value-type="float" office:value="0.65090000000000003">
            <text:p>0.6509</text:p>
          </table:table-cell>
          <table:table-cell table:style-name="ACE-3" office:value-type="float" office:value="23.300000000000001">
            <text:p>23.3</text:p>
          </table:table-cell>
          <table:table-cell table:style-name="ACE-3" office:value-type="float" office:value="0.61750000000000005">
            <text:p>0.6175</text:p>
          </table:table-cell>
          <table:table-cell table:style-name="ACE-3" office:value-type="float" office:value="0.13669999999999999">
            <text:p>0.1367</text:p>
          </table:table-cell>
          <table:table-cell table:style-name="ACE-3" office:value-type="float" office:value="0.4536">
            <text:p>0.453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39516a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2460000000000002">
            <text:p>0.7246</text:p>
          </table:table-cell>
          <table:table-cell table:style-name="ACE-3" office:value-type="float" office:value="0.88890000000000002">
            <text:p>0.8889</text:p>
          </table:table-cell>
          <table:table-cell table:style-name="ACE-3" office:value-type="float" office:value="0.61870000000000003">
            <text:p>0.6187</text:p>
          </table:table-cell>
          <table:table-cell table:style-name="ACE-3" office:value-type="float" office:value="21.050000000000001">
            <text:p>21.05</text:p>
          </table:table-cell>
          <table:table-cell table:style-name="ACE-3" office:value-type="float" office:value="0.61419999999999997">
            <text:p>0.6142</text:p>
          </table:table-cell>
          <table:table-cell table:style-name="ACE-3" office:value-type="float" office:value="0.1149">
            <text:p>0.1149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02857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9490000000000005">
            <text:p>0.7949</text:p>
          </table:table-cell>
          <table:table-cell table:style-name="ACE-3" office:value-type="float" office:value="0.84419999999999995">
            <text:p>0.8442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3099999999999996">
            <text:p>0.831</text:p>
          </table:table-cell>
          <table:table-cell table:style-name="ACE-3" office:value-type="float" office:value="0.59330000000000005">
            <text:p>0.5933</text:p>
          </table:table-cell>
          <table:table-cell table:style-name="ACE-3" office:value-type="float" office:value="15.98">
            <text:p>15.98</text:p>
          </table:table-cell>
          <table:table-cell table:style-name="ACE-3" office:value-type="float" office:value="0.62739999999999996">
            <text:p>0.6274</text:p>
          </table:table-cell>
          <table:table-cell table:style-name="ACE-3" office:value-type="float" office:value="0.14660000000000001">
            <text:p>0.1466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30c9d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289999999999996">
            <text:p>0.8129</text:p>
          </table:table-cell>
          <table:table-cell table:style-name="ACE-3" office:value-type="float" office:value="0.91010000000000002">
            <text:p>0.9101</text:p>
          </table:table-cell>
          <table:table-cell table:style-name="ACE-3" office:value-type="float" office:value="0.77139999999999997">
            <text:p>0.7714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63360000000000005">
            <text:p>0.6336</text:p>
          </table:table-cell>
          <table:table-cell table:style-name="ACE-3" office:value-type="float" office:value="24.469999999999999">
            <text:p>24.47</text:p>
          </table:table-cell>
          <table:table-cell table:style-name="ACE-3" office:value-type="float" office:value="0.61370000000000002">
            <text:p>0.6137</text:p>
          </table:table-cell>
          <table:table-cell table:style-name="ACE-3" office:value-type="float" office:value="0.123">
            <text:p>0.123</text:p>
          </table:table-cell>
          <table:table-cell table:style-name="ACE-3" office:value-type="float" office:value="0.63260000000000005">
            <text:p>0.632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4e80ab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90720000000000001">
            <text:p>0.9072</text:p>
          </table:table-cell>
          <table:table-cell table:style-name="ACE-3" office:value-type="float" office:value="0.79279999999999995">
            <text:p>0.7928</text:p>
          </table:table-cell>
          <table:table-cell table:style-name="ACE-3" office:value-type="float" office:value="0.87670000000000003">
            <text:p>0.8767</text:p>
          </table:table-cell>
          <table:table-cell table:style-name="ACE-3" office:value-type="float" office:value="0.65600000000000003">
            <text:p>0.656</text:p>
          </table:table-cell>
          <table:table-cell table:style-name="ACE-3" office:value-type="float" office:value="27.210000000000001">
            <text:p>27.21</text:p>
          </table:table-cell>
          <table:table-cell table:style-name="ACE-3" office:value-type="float" office:value="0.61429999999999996">
            <text:p>0.6143</text:p>
          </table:table-cell>
          <table:table-cell table:style-name="ACE-3" office:value-type="float" office:value="0.069440000000000002">
            <text:p>0.06944</text:p>
          </table:table-cell>
          <table:table-cell table:style-name="ACE-3" office:value-type="float" office:value="0.5766">
            <text:p>0.57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995be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974">
            <text:p>0.7974</text:p>
          </table:table-cell>
          <table:table-cell table:style-name="ACE-3" office:value-type="float" office:value="0.875">
            <text:p>0.875</text:p>
          </table:table-cell>
          <table:table-cell table:style-name="ACE-3" office:value-type="float" office:value="0.74119999999999997">
            <text:p>0.7412</text:p>
          </table:table-cell>
          <table:table-cell table:style-name="ACE-3" office:value-type="float" office:value="0.86760000000000004">
            <text:p>0.8676</text:p>
          </table:table-cell>
          <table:table-cell table:style-name="ACE-3" office:value-type="float" office:value="0.60609999999999997">
            <text:p>0.6061</text:p>
          </table:table-cell>
          <table:table-cell table:style-name="ACE-3" office:value-type="float" office:value="18.77">
            <text:p>18.77</text:p>
          </table:table-cell>
          <table:table-cell table:style-name="ACE-3" office:value-type="float" office:value="0.62709999999999999">
            <text:p>0.6271</text:p>
          </table:table-cell>
          <table:table-cell table:style-name="ACE-3" office:value-type="float" office:value="0.1484">
            <text:p>0.1484</text:p>
          </table:table-cell>
          <table:table-cell table:style-name="ACE-3" office:value-type="float" office:value="0.62639999999999996">
            <text:p>0.626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d79e7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0700000000000005">
            <text:p>0.807</text:p>
          </table:table-cell>
          <table:table-cell table:style-name="ACE-3" office:value-type="float" office:value="0.81369999999999998">
            <text:p>0.8137</text:p>
          </table:table-cell>
          <table:table-cell table:style-name="ACE-3" office:value-type="float" office:value="0.85570000000000002">
            <text:p>0.8557</text:p>
          </table:table-cell>
          <table:table-cell table:style-name="ACE-3" office:value-type="float" office:value="0.74319999999999997">
            <text:p>0.7432</text:p>
          </table:table-cell>
          <table:table-cell table:style-name="ACE-3" office:value-type="float" office:value="0.6048">
            <text:p>0.6048</text:p>
          </table:table-cell>
          <table:table-cell table:style-name="ACE-3" office:value-type="float" office:value="17.16">
            <text:p>17.16</text:p>
          </table:table-cell>
          <table:table-cell table:style-name="ACE-3" office:value-type="float" office:value="0.60950000000000004">
            <text:p>0.6095</text:p>
          </table:table-cell>
          <table:table-cell table:style-name="ACE-3" office:value-type="float" office:value="0.13600000000000001">
            <text:p>0.136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83c4e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3760000000000001">
            <text:p>0.8376</text:p>
          </table:table-cell>
          <table:table-cell table:style-name="ACE-3" office:value-type="float" office:value="0.88290000000000002">
            <text:p>0.8829</text:p>
          </table:table-cell>
          <table:table-cell table:style-name="ACE-3" office:value-type="float" office:value="0.73970000000000002">
            <text:p>0.7397</text:p>
          </table:table-cell>
          <table:table-cell table:style-name="ACE-3" office:value-type="float" office:value="0.63300000000000001">
            <text:p>0.633</text:p>
          </table:table-cell>
          <table:table-cell table:style-name="ACE-3" office:value-type="float" office:value="21.43">
            <text:p>21.43</text:p>
          </table:table-cell>
          <table:table-cell table:style-name="ACE-3" office:value-type="float" office:value="0.60609999999999997">
            <text:p>0.6061</text:p>
          </table:table-cell>
          <table:table-cell table:style-name="ACE-3" office:value-type="float" office:value="0.1381">
            <text:p>0.1381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boolean" office:boolean-value="false">
            <text:p>FALSE</text:p>
          </table:table-cell>
          <table:table-cell table:number-columns-repeated="50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66669999999999996">
            <text:p>0.6667</text:p>
          </table:table-cell>
          <table:table-cell table:style-name="ACE-3" office:value-type="float" office:value="0.92059999999999997">
            <text:p>0.9206</text:p>
          </table:table-cell>
          <table:table-cell table:style-name="ACE-3" office:value-type="float" office:value="0.60250000000000004">
            <text:p>0.6025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0.62350000000000005">
            <text:p>0.623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799dc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559999999999996">
            <text:p>0.7756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70589999999999997">
            <text:p>0.7059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56569999999999998">
            <text:p>0.5657</text:p>
          </table:table-cell>
          <table:table-cell table:style-name="ACE-3" office:value-type="float" office:value="14.640000000000001">
            <text:p>14.64</text:p>
          </table:table-cell>
          <table:table-cell table:style-name="ACE-3" office:value-type="float" office:value="0.62480000000000002">
            <text:p>0.6248</text:p>
          </table:table-cell>
          <table:table-cell table:style-name="ACE-3" office:value-type="float" office:value="0.13270000000000001">
            <text:p>0.1327</text:p>
          </table:table-cell>
          <table:table-cell table:style-name="ACE-3" office:value-type="float" office:value="0.53339999999999999">
            <text:p>0.533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2ca513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5089999999999999">
            <text:p>0.8509</text:p>
          </table:table-cell>
          <table:table-cell table:style-name="ACE-3" office:value-type="float" office:value="0.87390000000000001">
            <text:p>0.8739</text:p>
          </table:table-cell>
          <table:table-cell table:style-name="ACE-3" office:value-type="float" office:value="0.7671">
            <text:p>0.7671</text:p>
          </table:table-cell>
          <table:table-cell table:style-name="ACE-3" office:value-type="float" office:value="0.64590000000000003">
            <text:p>0.6459</text:p>
          </table:table-cell>
          <table:table-cell table:style-name="ACE-3" office:value-type="float" office:value="22.82">
            <text:p>22.82</text:p>
          </table:table-cell>
          <table:table-cell table:style-name="ACE-3" office:value-type="float" office:value="0.61990000000000001">
            <text:p>0.6199</text:p>
          </table:table-cell>
          <table:table-cell table:style-name="ACE-3" office:value-type="float" office:value="0.12640000000000001">
            <text:p>0.1264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c31fb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5819999999999999">
            <text:p>0.7582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73029999999999995">
            <text:p>0.7303</text:p>
          </table:table-cell>
          <table:table-cell table:style-name="ACE-3" office:value-type="float" office:value="0.79690000000000005">
            <text:p>0.7969</text:p>
          </table:table-cell>
          <table:table-cell table:style-name="ACE-3" office:value-type="float" office:value="0.5202">
            <text:p>0.5202</text:p>
          </table:table-cell>
          <table:table-cell table:style-name="ACE-3" office:value-type="float" office:value="10.619999999999999">
            <text:p>10.62</text:p>
          </table:table-cell>
          <table:table-cell table:style-name="ACE-3" office:value-type="float" office:value="0.50280000000000002">
            <text:p>0.5028</text:p>
          </table:table-cell>
          <table:table-cell table:style-name="ACE-3" office:value-type="float" office:value="0.1923">
            <text:p>0.1923</text:p>
          </table:table-cell>
          <table:table-cell table:style-name="ACE-3" office:value-type="float" office:value="0.7319">
            <text:p>0.7319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00dcd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661">
            <text:p>0.7661</text:p>
          </table:table-cell>
          <table:table-cell table:style-name="ACE-3" office:value-type="float" office:value="0.83509999999999995">
            <text:p>0.8351</text:p>
          </table:table-cell>
          <table:table-cell table:style-name="ACE-3" office:value-type="float" office:value="0.77139999999999997">
            <text:p>0.7714</text:p>
          </table:table-cell>
          <table:table-cell table:style-name="ACE-3" office:value-type="float" office:value="0.75760000000000005">
            <text:p>0.7576</text:p>
          </table:table-cell>
          <table:table-cell table:style-name="ACE-3" office:value-type="float" office:value="0.51980000000000004">
            <text:p>0.5198</text:p>
          </table:table-cell>
          <table:table-cell table:style-name="ACE-3" office:value-type="float" office:value="10.550000000000001">
            <text:p>10.55</text:p>
          </table:table-cell>
          <table:table-cell table:style-name="ACE-3" office:value-type="float" office:value="0.52470000000000006">
            <text:p>0.5247</text:p>
          </table:table-cell>
          <table:table-cell table:style-name="ACE-3" office:value-type="float" office:value="0.13300000000000001">
            <text:p>0.133</text:p>
          </table:table-cell>
          <table:table-cell table:style-name="ACE-3" office:value-type="float" office:value="0.56820000000000004">
            <text:p>0.56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98220e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79890000000000005">
            <text:p>0.7989</text:p>
          </table:table-cell>
          <table:table-cell table:style-name="ACE-3" office:value-type="float" office:value="0.88419999999999999">
            <text:p>0.8842</text:p>
          </table:table-cell>
          <table:table-cell table:style-name="ACE-3" office:value-type="float" office:value="0.76359999999999995">
            <text:p>0.7636</text:p>
          </table:table-cell>
          <table:table-cell table:style-name="ACE-3" office:value-type="float" office:value="0.85140000000000005">
            <text:p>0.8514</text:p>
          </table:table-cell>
          <table:table-cell table:style-name="ACE-3" office:value-type="float" office:value="0.60340000000000005">
            <text:p>0.6034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0.53549999999999998">
            <text:p>0.5355</text:p>
          </table:table-cell>
          <table:table-cell table:style-name="ACE-3" office:value-type="float" office:value="0.11550000000000001">
            <text:p>0.1155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8d32d4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9549999999999998">
            <text:p>0.7955</text:p>
          </table:table-cell>
          <table:table-cell table:style-name="ACE-3" office:value-type="float" office:value="0.81540000000000001">
            <text:p>0.8154</text:p>
          </table:table-cell>
          <table:table-cell table:style-name="ACE-3" office:value-type="float" office:value="0.77939999999999998">
            <text:p>0.7794</text:p>
          </table:table-cell>
          <table:table-cell table:style-name="ACE-3" office:value-type="float" office:value="0.8125">
            <text:p>0.8125</text:p>
          </table:table-cell>
          <table:table-cell table:style-name="ACE-3" office:value-type="float" office:value="0.5917">
            <text:p>0.5917</text:p>
          </table:table-cell>
          <table:table-cell table:style-name="ACE-3" office:value-type="float" office:value="15.31">
            <text:p>15.31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float" office:value="0.089429999999999996">
            <text:p>0.08943</text:p>
          </table:table-cell>
          <table:table-cell table:style-name="ACE-3" office:value-type="float" office:value="0.44719999999999999">
            <text:p>0.447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22635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4360000000000004">
            <text:p>0.7436</text:p>
          </table:table-cell>
          <table:table-cell table:style-name="ACE-3" office:value-type="float" office:value="0.82050000000000001">
            <text:p>0.8205</text:p>
          </table:table-cell>
          <table:table-cell table:style-name="ACE-3" office:value-type="float" office:value="0.71109999999999995">
            <text:p>0.7111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49299999999999999">
            <text:p>0.493</text:p>
          </table:table-cell>
          <table:table-cell table:style-name="ACE-3" office:value-type="float" office:value="9.1430000000000007">
            <text:p>9.143</text:p>
          </table:table-cell>
          <table:table-cell table:style-name="ACE-3" office:value-type="float" office:value="0.55379999999999996">
            <text:p>0.5538</text:p>
          </table:table-cell>
          <table:table-cell table:style-name="ACE-3" office:value-type="float" office:value="0.1226">
            <text:p>0.1226</text:p>
          </table:table-cell>
          <table:table-cell table:style-name="ACE-3" office:value-type="float" office:value="0.36709999999999998">
            <text:p>0.367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121a0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7772">
            <text:p>0.7772</text:p>
          </table:table-cell>
          <table:table-cell table:style-name="ACE-3" office:value-type="float" office:value="0.89659999999999995">
            <text:p>0.8966</text:p>
          </table:table-cell>
          <table:table-cell table:style-name="ACE-3" office:value-type="float" office:value="0.70909999999999995">
            <text:p>0.7091</text:p>
          </table:table-cell>
          <table:table-cell table:style-name="ACE-3" office:value-type="float" office:value="0.87839999999999996">
            <text:p>0.8784</text:p>
          </table:table-cell>
          <table:table-cell table:style-name="ACE-3" office:value-type="float" office:value="0.57699999999999996">
            <text:p>0.577</text:p>
          </table:table-cell>
          <table:table-cell table:style-name="ACE-3" office:value-type="float" office:value="17.600000000000001">
            <text:p>17.6</text:p>
          </table:table-cell>
          <table:table-cell table:style-name="ACE-3" office:value-type="float" office:value="0.50639999999999996">
            <text:p>0.5064</text:p>
          </table:table-cell>
          <table:table-cell table:style-name="ACE-3" office:value-type="float" office:value="0.16370000000000001">
            <text:p>0.1637</text:p>
          </table:table-cell>
          <table:table-cell table:style-name="ACE-3" office:value-type="float" office:value="0.45229999999999998">
            <text:p>0.4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d249d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009999999999995">
            <text:p>0.8301</text:p>
          </table:table-cell>
          <table:table-cell table:style-name="ACE-3" office:value-type="float" office:value="0.88160000000000005">
            <text:p>0.8816</text:p>
          </table:table-cell>
          <table:table-cell table:style-name="ACE-3" office:value-type="float" office:value="0.79759999999999998">
            <text:p>0.7976</text:p>
          </table:table-cell>
          <table:table-cell table:style-name="ACE-3" office:value-type="float" office:value="0.86960000000000004">
            <text:p>0.8696</text:p>
          </table:table-cell>
          <table:table-cell table:style-name="ACE-3" office:value-type="float" office:value="0.66400000000000003">
            <text:p>0.664</text:p>
          </table:table-cell>
          <table:table-cell table:style-name="ACE-3" office:value-type="float" office:value="26.27">
            <text:p>26.27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13980000000000001">
            <text:p>0.1398</text:p>
          </table:table-cell>
          <table:table-cell table:style-name="ACE-3" office:value-type="float" office:value="1">
            <text:p>1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3040000000000003">
            <text:p>0.8304</text:p>
          </table:table-cell>
          <table:table-cell table:style-name="ACE-3" office:value-type="float" office:value="0.89580000000000004">
            <text:p>0.8958</text:p>
          </table:table-cell>
          <table:table-cell table:style-name="ACE-3" office:value-type="float" office:value="0.81899999999999995">
            <text:p>0.819</text:p>
          </table:table-cell>
          <table:table-cell table:style-name="ACE-3" office:value-type="float" office:value="0.84850000000000003">
            <text:p>0.8485</text:p>
          </table:table-cell>
          <table:table-cell table:style-name="ACE-3" office:value-type="float" office:value="0.65490000000000004">
            <text:p>0.6549</text:p>
          </table:table-cell>
          <table:table-cell table:style-name="ACE-3" office:value-type="float" office:value="25.350000000000001">
            <text:p>25.35</text:p>
          </table:table-cell>
          <table:table-cell table:style-name="ACE-3" office:value-type="float" office:value="0.60289999999999999">
            <text:p>0.6029</text:p>
          </table:table-cell>
          <table:table-cell table:style-name="ACE-3" office:value-type="float" office:value="0.1211">
            <text:p>0.1211</text:p>
          </table:table-cell>
          <table:table-cell table:style-name="ACE-3" office:value-type="float" office:value="0.74239999999999995">
            <text:p>0.7424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6240000000000006">
            <text:p>0.8624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3849999999999996">
            <text:p>0.6385</text:p>
          </table:table-cell>
          <table:table-cell table:style-name="ACE-3" office:value-type="float" office:value="21.379999999999999">
            <text:p>21.38</text:p>
          </table:table-cell>
          <table:table-cell table:style-name="ACE-3" office:value-type="float" office:value="0.61860000000000004">
            <text:p>0.6186</text:p>
          </table:table-cell>
          <table:table-cell table:style-name="ACE-3" office:value-type="float" office:value="0.073940000000000006">
            <text:p>0.07394</text:p>
          </table:table-cell>
          <table:table-cell table:style-name="ACE-3" office:value-type="float" office:value="0.7802">
            <text:p>0.7802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050000000000001">
            <text:p>0.8205</text:p>
          </table:table-cell>
          <table:table-cell table:style-name="ACE-3" office:value-type="float" office:value="0.84340000000000004">
            <text:p>0.8434</text:p>
          </table:table-cell>
          <table:table-cell table:style-name="ACE-3" office:value-type="float" office:value="0.82350000000000001">
            <text:p>0.8235</text:p>
          </table:table-cell>
          <table:table-cell table:style-name="ACE-3" office:value-type="float" office:value="0.81689999999999996">
            <text:p>0.8169</text:p>
          </table:table-cell>
          <table:table-cell table:style-name="ACE-3" office:value-type="float" office:value="0.63919999999999999">
            <text:p>0.6392</text:p>
          </table:table-cell>
          <table:table-cell table:style-name="ACE-3" office:value-type="float" office:value="20.82">
            <text:p>20.82</text:p>
          </table:table-cell>
          <table:table-cell table:style-name="ACE-3" office:value-type="float" office:value="0.57820000000000005">
            <text:p>0.5782</text:p>
          </table:table-cell>
          <table:table-cell table:style-name="ACE-3" office:value-type="float" office:value="0.1096">
            <text:p>0.1096</text:p>
          </table:table-cell>
          <table:table-cell table:style-name="ACE-3" office:value-type="float" office:value="0.4708">
            <text:p>0.4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6360000000000003">
            <text:p>0.8636</text:p>
          </table:table-cell>
          <table:table-cell table:style-name="ACE-3" office:value-type="float" office:value="0.85589999999999999">
            <text:p>0.8559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4890000000000003">
            <text:p>0.6489</text:p>
          </table:table-cell>
          <table:table-cell table:style-name="ACE-3" office:value-type="float" office:value="22.960000000000001">
            <text:p>22.96</text:p>
          </table:table-cell>
          <table:table-cell table:style-name="ACE-3" office:value-type="float" office:value="0.61829999999999996">
            <text:p>0.6183</text:p>
          </table:table-cell>
          <table:table-cell table:style-name="ACE-3" office:value-type="float" office:value="0.075950000000000004">
            <text:p>0.07595</text:p>
          </table:table-cell>
          <table:table-cell table:style-name="ACE-3" office:value-type="float" office:value="0.57350000000000001">
            <text:p>0.573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6058ba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0249999999999999">
            <text:p>0.8025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52700000000000002">
            <text:p>0.527</text:p>
          </table:table-cell>
          <table:table-cell table:style-name="ACE-3" office:value-type="float" office:value="10.56">
            <text:p>10.56</text:p>
          </table:table-cell>
          <table:table-cell table:style-name="ACE-3" office:value-type="float" office:value="0.60840000000000005">
            <text:p>0.6084</text:p>
          </table:table-cell>
          <table:table-cell table:style-name="ACE-3" office:value-type="float" office:value="0.15390000000000001">
            <text:p>0.1539</text:p>
          </table:table-cell>
          <table:table-cell table:style-name="ACE-3" office:value-type="float" office:value="0.71819999999999995">
            <text:p>0.71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float" office:value="6303936">
            <text:p>630393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190000000000003">
            <text:p>0.7719</text:p>
          </table:table-cell>
          <table:table-cell table:style-name="ACE-3" office:value-type="float" office:value="0.8085">
            <text:p>0.8085</text:p>
          </table:table-cell>
          <table:table-cell table:style-name="ACE-3" office:value-type="float" office:value="0.78349999999999997">
            <text:p>0.7835</text:p>
          </table:table-cell>
          <table:table-cell table:style-name="ACE-3" office:value-type="float" office:value="0.75680000000000003">
            <text:p>0.7568</text:p>
          </table:table-cell>
          <table:table-cell table:style-name="ACE-3" office:value-type="float" office:value="0.53800000000000003">
            <text:p>0.538</text:p>
          </table:table-cell>
          <table:table-cell table:style-name="ACE-3" office:value-type="float" office:value="11.26">
            <text:p>11.26</text:p>
          </table:table-cell>
          <table:table-cell table:style-name="ACE-3" office:value-type="float" office:value="0.60670000000000002">
            <text:p>0.6067</text:p>
          </table:table-cell>
          <table:table-cell table:style-name="ACE-3" office:value-type="float" office:value="0.1424">
            <text:p>0.1424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b7426b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1520000000000004">
            <text:p>0.8152</text:p>
          </table:table-cell>
          <table:table-cell table:style-name="ACE-3" office:value-type="float" office:value="0.82909999999999995">
            <text:p>0.8291</text:p>
          </table:table-cell>
          <table:table-cell table:style-name="ACE-3" office:value-type="float" office:value="0.87390000000000001">
            <text:p>0.8739</text:p>
          </table:table-cell>
          <table:table-cell table:style-name="ACE-3" office:value-type="float" office:value="0.72599999999999998">
            <text:p>0.726</text:p>
          </table:table-cell>
          <table:table-cell table:style-name="ACE-3" office:value-type="float" office:value="0.6099">
            <text:p>0.6099</text:p>
          </table:table-cell>
          <table:table-cell table:style-name="ACE-3" office:value-type="float" office:value="18.359999999999999">
            <text:p>18.36</text:p>
          </table:table-cell>
          <table:table-cell table:style-name="ACE-3" office:value-type="float" office:value="0.627">
            <text:p>0.627</text:p>
          </table:table-cell>
          <table:table-cell table:style-name="ACE-3" office:value-type="float" office:value="0.1447">
            <text:p>0.1447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3a5e9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88680000000000003">
            <text:p>0.8868</text:p>
          </table:table-cell>
          <table:table-cell table:style-name="ACE-3" office:value-type="float" office:value="0.68120000000000003">
            <text:p>0.6812</text:p>
          </table:table-cell>
          <table:table-cell table:style-name="ACE-3" office:value-type="float" office:value="0.90480000000000005">
            <text:p>0.9048</text:p>
          </table:table-cell>
          <table:table-cell table:style-name="ACE-3" office:value-type="float" office:value="0.59699999999999998">
            <text:p>0.597</text:p>
          </table:table-cell>
          <table:table-cell table:style-name="ACE-3" office:value-type="float" office:value="20.300000000000001">
            <text:p>20.3</text:p>
          </table:table-cell>
          <table:table-cell table:style-name="ACE-3" office:value-type="float" office:value="0.60640000000000005">
            <text:p>0.6064</text:p>
          </table:table-cell>
          <table:table-cell table:style-name="ACE-3" office:value-type="float" office:value="0.123">
            <text:p>0.123</text:p>
          </table:table-cell>
          <table:table-cell table:style-name="ACE-3" office:value-type="float" office:value="0.60009999999999997">
            <text:p>0.600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83a8a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3080000000000001">
            <text:p>0.7308</text:p>
          </table:table-cell>
          <table:table-cell table:style-name="ACE-3" office:value-type="float" office:value="0.7792">
            <text:p>0.7792</text:p>
          </table:table-cell>
          <table:table-cell table:style-name="ACE-3" office:value-type="float" office:value="0.70589999999999997">
            <text:p>0.7059</text:p>
          </table:table-cell>
          <table:table-cell table:style-name="ACE-3" office:value-type="float" office:value="0.76060000000000005">
            <text:p>0.7606</text:p>
          </table:table-cell>
          <table:table-cell table:style-name="ACE-3" office:value-type="float" office:value="0.46460000000000001">
            <text:p>0.4646</text:p>
          </table:table-cell>
          <table:table-cell table:style-name="ACE-3" office:value-type="float" office:value="7.6239999999999997">
            <text:p>7.624</text:p>
          </table:table-cell>
          <table:table-cell table:style-name="ACE-3" office:value-type="float" office:value="0.59789999999999999">
            <text:p>0.5979</text:p>
          </table:table-cell>
          <table:table-cell table:style-name="ACE-3" office:value-type="float" office:value="0.14130000000000001">
            <text:p>0.1413</text:p>
          </table:table-cell>
          <table:table-cell table:style-name="ACE-3" office:value-type="float" office:value="0.4924">
            <text:p>0.49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ed78c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89190000000000003">
            <text:p>0.8919</text:p>
          </table:table-cell>
          <table:table-cell table:style-name="ACE-3" office:value-type="float" office:value="0.75339999999999996">
            <text:p>0.7534</text:p>
          </table:table-cell>
          <table:table-cell table:style-name="ACE-3" office:value-type="float" office:value="0.65610000000000002">
            <text:p>0.6561</text:p>
          </table:table-cell>
          <table:table-cell table:style-name="ACE-3" office:value-type="float" office:value="25.210000000000001">
            <text:p>25.21</text:p>
          </table:table-cell>
          <table:table-cell table:style-name="ACE-3" office:value-type="float" office:value="0.63629999999999998">
            <text:p>0.6363</text:p>
          </table:table-cell>
          <table:table-cell table:style-name="ACE-3" office:value-type="float" office:value="0.14960000000000001">
            <text:p>0.149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cedb91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105">
            <text:p>0.8105</text:p>
          </table:table-cell>
          <table:table-cell table:style-name="ACE-3" office:value-type="float" office:value="0.87839999999999996">
            <text:p>0.8784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6760000000000004">
            <text:p>0.8676</text:p>
          </table:table-cell>
          <table:table-cell table:style-name="ACE-3" office:value-type="float" office:value="0.62880000000000003">
            <text:p>0.6288</text:p>
          </table:table-cell>
          <table:table-cell table:style-name="ACE-3" office:value-type="float" office:value="21.309999999999999">
            <text:p>21.31</text:p>
          </table:table-cell>
          <table:table-cell table:style-name="ACE-3" office:value-type="float" office:value="0.64810000000000001">
            <text:p>0.6481</text:p>
          </table:table-cell>
          <table:table-cell table:style-name="ACE-3" office:value-type="float" office:value="0.17399999999999999">
            <text:p>0.174</text:p>
          </table:table-cell>
          <table:table-cell table:style-name="ACE-3" office:value-type="float" office:value="0.62639999999999996">
            <text:p>0.626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c6a633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3630000000000004">
            <text:p>0.8363</text:p>
          </table:table-cell>
          <table:table-cell table:style-name="ACE-3" office:value-type="float" office:value="0.84850000000000003">
            <text:p>0.848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float" office:value="0.79730000000000001">
            <text:p>0.7973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5.420000000000002">
            <text:p>25.42</text:p>
          </table:table-cell>
          <table:table-cell table:style-name="ACE-3" office:value-type="float" office:value="0.6139">
            <text:p>0.6139</text:p>
          </table:table-cell>
          <table:table-cell table:style-name="ACE-3" office:value-type="float" office:value="0.17510000000000001">
            <text:p>0.1751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1fda5a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78">
            <text:p>0.8478</text:p>
          </table:table-cell>
          <table:table-cell table:style-name="ACE-3" office:value-type="float" office:value="0.86729999999999996">
            <text:p>0.8673</text:p>
          </table:table-cell>
          <table:table-cell table:style-name="ACE-3" office:value-type="float" office:value="0.88290000000000002">
            <text:p>0.8829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8079999999999996">
            <text:p>0.6808</text:p>
          </table:table-cell>
          <table:table-cell table:style-name="ACE-3" office:value-type="float" office:value="29.149999999999999">
            <text:p>29.15</text:p>
          </table:table-cell>
          <table:table-cell table:style-name="ACE-3" office:value-type="float" office:value="0.60289999999999999">
            <text:p>0.6029</text:p>
          </table:table-cell>
          <table:table-cell table:style-name="ACE-3" office:value-type="float" office:value="0.15190000000000001">
            <text:p>0.1519</text:p>
          </table:table-cell>
          <table:table-cell table:style-name="ACE-3" office:value-type="float" office:value="0.65480000000000005">
            <text:p>0.654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9beaa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92449999999999999">
            <text:p>0.9245</text:p>
          </table:table-cell>
          <table:table-cell table:style-name="ACE-3" office:value-type="float" office:value="0.71009999999999995">
            <text:p>0.7101</text:p>
          </table:table-cell>
          <table:table-cell table:style-name="ACE-3" office:value-type="float" office:value="0.9365">
            <text:p>0.9365</text:p>
          </table:table-cell>
          <table:table-cell table:style-name="ACE-3" office:value-type="float" office:value="0.65890000000000004">
            <text:p>0.6589</text:p>
          </table:table-cell>
          <table:table-cell table:style-name="ACE-3" office:value-type="float" office:value="36.140000000000001">
            <text:p>36.14</text:p>
          </table:table-cell>
          <table:table-cell table:style-name="ACE-3" office:value-type="float" office:value="0.59670000000000001">
            <text:p>0.5967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6cb89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410000000000005">
            <text:p>0.8141</text:p>
          </table:table-cell>
          <table:table-cell table:style-name="ACE-3" office:value-type="float" office:value="0.86839999999999995">
            <text:p>0.8684</text:p>
          </table:table-cell>
          <table:table-cell table:style-name="ACE-3" office:value-type="float" office:value="0.77649999999999997">
            <text:p>0.7765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63329999999999997">
            <text:p>0.6333</text:p>
          </table:table-cell>
          <table:table-cell table:style-name="ACE-3" office:value-type="float" office:value="21.190000000000001">
            <text:p>21.19</text:p>
          </table:table-cell>
          <table:table-cell table:style-name="ACE-3" office:value-type="float" office:value="0.62160000000000004">
            <text:p>0.6216</text:p>
          </table:table-cell>
          <table:table-cell table:style-name="ACE-3" office:value-type="float" office:value="0.15490000000000001">
            <text:p>0.1549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02fe2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3"/>
          <table:table-cell table:style-name="ACE-4"/>
          <table:table-cell table:number-columns-repeated="43" table:style-name="ACE-3"/>
          <table:table-cell table:number-columns-repeated="64"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5" table:style-name="ACE-3"/>
          <table:table-cell table:number-columns-repeated="49" table:style-name="ACE-5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Gnumeric-default"/>
        </table:table-row>
        <table:table-row table:style-name="AROW-0" table:number-rows-repeated="104831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7">
          <gnm:selection gnm:start-col="14" gnm:start-row="27" gnm:end-col="14" gnm:end-row="2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/>
        <table:table-column table:default-cell-style-name="ACE-7" table:style-name="ACOL-3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8" table:number-columns-repeated="2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23"/>
        <table:table-column table:default-cell-style-name="ACE-7" table:style-name="ACOL-14"/>
        <table:table-column table:default-cell-style-name="ACE-7" table:style-name="ACOL-18"/>
        <table:table-column table:default-cell-style-name="ACE-7" table:style-name="ACOL-16"/>
        <table:table-column table:default-cell-style-name="ACE-7" table:style-name="ACOL-17"/>
        <table:table-column table:default-cell-style-name="ACE-7" table:style-name="ACOL-18"/>
        <table:table-column table:default-cell-style-name="ACE-7" table:style-name="ACOL-19" table:number-columns-repeated="2"/>
        <table:table-column table:default-cell-style-name="ACE-7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4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1520000000000004">
            <text:p>0.8152</text:p>
          </table:table-cell>
          <table:table-cell table:style-name="ACE-7" office:value-type="float" office:value="0.87739999999999996">
            <text:p>0.8774</text:p>
          </table:table-cell>
          <table:table-cell table:style-name="ACE-7" office:value-type="float" office:value="0.81579999999999997">
            <text:p>0.8158</text:p>
          </table:table-cell>
          <table:table-cell table:style-name="ACE-7" office:value-type="float" office:value="0.81430000000000002">
            <text:p>0.8143</text:p>
          </table:table-cell>
          <table:table-cell table:style-name="ACE-7" office:value-type="float" office:value="0.61899999999999999">
            <text:p>0.619</text:p>
          </table:table-cell>
          <table:table-cell table:style-name="ACE-7" office:value-type="float" office:value="19.420000000000002">
            <text:p>19.42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6059999999999999">
            <text:p>0.1606</text:p>
          </table:table-cell>
          <table:table-cell table:style-name="ACE-7" office:value-type="float" office:value="0.44850000000000001">
            <text:p>0.4485</text:p>
          </table:table-cell>
          <table:table-cell table:style-name="ACE-7" office:value-type="string">
            <text:p>5ef05f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1"/>
          <table:table-cell table:number-columns-repeated="50" table:style-name="ACE-7"/>
          <table:table-cell table:number-columns-repeated="6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22:27:27Z</dc:date>
    <meta:editing-cycles>61</meta:editing-cycles>
    <meta:editing-duration>P1DT2H39M15S</meta:editing-duration>
    <meta:generator>gnumeric/1.12.46</meta:generator>
  </office:meta>
</office:document-meta>
</file>